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E5000002318D56DCB93D693FB7.jpg" manifest:media-type="image/jpeg"/>
  <manifest:file-entry manifest:full-path="Pictures/100000000000032B0000022702E2CCD2DE2FF7F3.jpg" manifest:media-type="image/jpeg"/>
  <manifest:file-entry manifest:full-path="Pictures/10000000000002C7000001FFBAADAD80369FD1EE.jpg" manifest:media-type="image/jpeg"/>
  <manifest:file-entry manifest:full-path="Pictures/100000000000030D00000227BCC498F39C61D09A.jpg" manifest:media-type="image/jpeg"/>
  <manifest:file-entry manifest:full-path="Pictures/100000000000032B000002BD22D354B72480C6E9.jpg" manifest:media-type="image/jpeg"/>
  <manifest:file-entry manifest:full-path="Pictures/10000000000002E5000001E1955D79D3959EF0C7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Padrão">
        <draw:frame draw:style-name="gr1" draw:text-style-name="P1" draw:layer="layout" svg:width="18.199cm" svg:height="12.84cm" svg:x="1.301cm" svg:y="1.296cm">
          <draw:image xlink:href="Pictures/100000000000030D00000227BCC498F39C61D09A.jpg" xlink:type="simple" xlink:show="embed" xlink:actuate="onLoad">
            <text:p/>
          </draw:image>
        </draw:frame>
        <draw:frame draw:style-name="gr1" draw:text-style-name="P1" draw:layer="layout" svg:width="18.672cm" svg:height="13.419cm" svg:x="1.2cm" svg:y="14.881cm">
          <draw:image xlink:href="Pictures/10000000000002C7000001FFBAADAD80369FD1EE.jpg" xlink:type="simple" xlink:show="embed" xlink:actuate="onLoad">
            <text:p/>
          </draw:image>
        </draw:frame>
      </draw:page>
      <draw:page draw:name="page2" draw:style-name="dp1" draw:master-page-name="Padrão">
        <draw:frame draw:style-name="gr1" draw:text-style-name="P1" draw:layer="layout" svg:width="18.1cm" svg:height="15.644cm" svg:x="1.3cm" svg:y="1.4cm">
          <draw:image xlink:href="Pictures/100000000000032B000002BD22D354B72480C6E9.jpg" xlink:type="simple" xlink:show="embed" xlink:actuate="onLoad">
            <text:p/>
          </draw:image>
        </draw:frame>
        <draw:frame draw:style-name="gr1" draw:text-style-name="P1" draw:layer="layout" svg:width="17cm" svg:height="11.034cm" svg:x="1.3cm" svg:y="17.497cm">
          <draw:image xlink:href="Pictures/10000000000002E5000001E1955D79D3959EF0C7.jpg" xlink:type="simple" xlink:show="embed" xlink:actuate="onLoad">
            <text:p/>
          </draw:image>
        </draw:frame>
      </draw:page>
      <draw:page draw:name="page3" draw:style-name="dp1" draw:master-page-name="Padrão">
        <draw:frame draw:style-name="gr1" draw:text-style-name="P1" draw:layer="layout" svg:width="17.674cm" svg:height="12.007cm" svg:x="1.301cm" svg:y="1.293cm">
          <draw:image xlink:href="Pictures/100000000000032B0000022702E2CCD2DE2FF7F3.jpg" xlink:type="simple" xlink:show="embed" xlink:actuate="onLoad">
            <text:p/>
          </draw:image>
        </draw:frame>
        <draw:frame draw:style-name="gr1" draw:text-style-name="P1" draw:layer="layout" svg:width="18.399cm" svg:height="13.929cm" svg:x="1.201cm" svg:y="14.554cm">
          <draw:image xlink:href="Pictures/10000000000002E5000002318D56DCB93D693FB7.jp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7-11T11:08:22.384023697</meta:creation-date>
    <meta:print-date>2017-07-11T11:14:38.715090928</meta:print-date>
    <dc:date>2017-07-11T11:43:51.386899457</dc:date>
    <meta:editing-duration>PT25M18S</meta:editing-duration>
    <meta:editing-cycles>1</meta:editing-cycles>
    <meta:document-statistic meta:object-count="6"/>
    <meta:generator>LibreOffice/5.1.6.2$Linux_X86_64 LibreOffice_project/10m0$Build-2</meta:generator>
  </office:meta>
</office:document-meta>
</file>